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ier" svg:font-family="Couier"/>
    <style:font-face style:name="Couier new" svg:font-family="'Couier new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-color="#463aa4" draw:textarea-horizontal-align="justify" draw:textarea-vertical-align="middle" draw:auto-grow-height="false" fo:min-height="9.75cm" fo:min-width="9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977cm"/>
      <style:paragraph-properties style:writing-mode="lr-tb"/>
    </style:style>
    <style:style style:name="P1" style:family="paragraph">
      <loext:graphic-properties draw:fill-color="#463aa4"/>
      <style:paragraph-properties fo:text-align="center"/>
      <style:text-properties fo:color="#847ad7" loext:opacity="100%" style:font-name="Courier" fo:font-size="72pt" fo:font-weight="bold" fo:background-color="#ffff00" style:font-size-asian="72pt" style:font-weight-asian="bold" style:font-size-complex="72pt" style:font-weight-complex="bold"/>
    </style:style>
    <style:style style:name="P2" style:family="paragraph">
      <style:paragraph-properties fo:text-align="center"/>
      <style:text-properties fo:color="#847ad7" loext:opacity="100%" style:font-name="Noto Mono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847ad7" loext:opacity="100%" style:font-name="Noto Mono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1" style:family="text">
      <style:text-properties fo:color="#847ad7" loext:opacity="100%" style:font-name="Noto Mono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custom-shape draw:style-name="gr1" draw:text-style-name="P1" draw:layer="layout" svg:width="10cm" svg:height="10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993cm" svg:height="4.218cm" svg:x="0.007cm" svg:y="4.716cm">
          <draw:text-box>
            <text:p text:style-name="P2"><text:span text:style-name="T1">EMU</text:span></text:p>
          </draw:text-box>
        </draw:frame>
        <draw:frame draw:style-name="gr2" draw:text-style-name="P3" draw:layer="layout" svg:width="9.993cm" svg:height="4.218cm" svg:x="0.007cm" svg:y="1.616cm">
          <draw:text-box>
            <text:p text:style-name="P2"><text:span text:style-name="T1">C6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ouier" svg:font-family="Couier"/>
    <style:font-face style:name="Couier new" svg:font-family="'Couier new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04T14:05:34.873355376</meta:creation-date>
    <dc:title>libre-office-draw-template</dc:title>
    <meta:editing-duration>PT6M28S</meta:editing-duration>
    <meta:editing-cycles>2</meta:editing-cycles>
    <meta:generator>LibreOffice/7.3.4.2$MacOSX_AARCH64 LibreOffice_project/728fec16bd5f605073805c3c9e7c4212a0120dc5</meta:generator>
    <dc:date>2022-09-04T14:12:03.488986475</dc:date>
    <meta:document-statistic meta:object-count="3"/>
    <meta:template xlink:type="simple" xlink:actuate="onRequest" xlink:title="libre-office-draw-template" xlink:href="../../../../../Library/Application%20Support/LibreOffice/4/user/template/libre-office-draw-template.otg" meta:date="2022-09-04T14:05:34.777584635"/>
  </office:meta>
</office:document-meta>
</file>